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egrito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officeooo:rsid="00435e14" officeooo:paragraph-rsid="00435e14"/>
    </style:style>
    <style:style style:name="P2" style:family="paragraph" style:parent-style-name="Standard">
      <style:paragraph-properties fo:text-align="center" style:justify-single-word="false"/>
      <style:text-properties officeooo:rsid="001bdbbb" officeooo:paragraph-rsid="001bdbbb"/>
    </style:style>
    <style:style style:name="P3" style:family="paragraph" style:parent-style-name="Standard">
      <style:paragraph-properties fo:text-align="start" style:justify-single-word="false"/>
      <style:text-properties officeooo:rsid="001e6787" officeooo:paragraph-rsid="001e6787"/>
    </style:style>
    <style:style style:name="P4" style:family="paragraph" style:parent-style-name="Standard">
      <style:paragraph-properties fo:text-align="start" style:justify-single-word="false"/>
      <style:text-properties officeooo:rsid="008146d0" officeooo:paragraph-rsid="008146d0"/>
    </style:style>
    <style:style style:name="P5" style:family="paragraph" style:parent-style-name="Standard">
      <style:paragraph-properties fo:text-align="start" style:justify-single-word="false"/>
      <style:text-properties officeooo:rsid="0041a08c" officeooo:paragraph-rsid="0041a08c"/>
    </style:style>
    <style:style style:name="P6" style:family="paragraph" style:parent-style-name="Text_20_body">
      <style:paragraph-properties fo:margin-left="0cm" fo:margin-right="0cm" fo:line-height="100%" fo:text-align="justify" style:justify-single-word="false" fo:text-indent="0.499cm" style:auto-text-indent="false"/>
      <style:text-properties officeooo:rsid="00435e14" officeooo:paragraph-rsid="0078d5e5"/>
    </style:style>
    <style:style style:name="P7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officeooo:rsid="004d0013" officeooo:paragraph-rsid="004d0013"/>
    </style:style>
    <style:style style:name="P8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.499cm" style:auto-text-indent="false"/>
      <style:text-properties officeooo:rsid="00a49fd9" officeooo:paragraph-rsid="00a49fd9"/>
    </style:style>
    <style:style style:name="P9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.499cm" style:auto-text-indent="false"/>
      <style:text-properties officeooo:rsid="00a583f1" officeooo:paragraph-rsid="00a583f1"/>
    </style:style>
    <style:style style:name="P10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.499cm" style:auto-text-indent="false"/>
      <style:text-properties officeooo:rsid="00a583f1" officeooo:paragraph-rsid="00b03fd3"/>
    </style:style>
    <style:style style:name="P11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.499cm" style:auto-text-indent="false"/>
      <style:text-properties officeooo:rsid="00aa7d40" officeooo:paragraph-rsid="00ab3be7"/>
    </style:style>
    <style:style style:name="P12" style:family="paragraph" style:parent-style-name="Text_20_body">
      <style:paragraph-properties fo:margin-left="0cm" fo:margin-right="0cm" fo:margin-top="0cm" fo:margin-bottom="0.25cm" loext:contextual-spacing="false" fo:line-height="100%" fo:text-align="justify" style:justify-single-word="false" fo:text-indent="0.499cm" style:auto-text-indent="false"/>
      <style:text-properties officeooo:rsid="00a49fd9" officeooo:paragraph-rsid="00a49fd9"/>
    </style:style>
    <style:style style:name="P13" style:family="paragraph" style:parent-style-name="Subtitle">
      <style:text-properties officeooo:rsid="00a34b69" officeooo:paragraph-rsid="00a34b69"/>
    </style:style>
    <style:style style:name="P14" style:family="paragraph" style:parent-style-name="Text_20_body">
      <style:paragraph-properties fo:margin-left="0cm" fo:margin-right="0cm" fo:margin-top="0cm" fo:margin-bottom="0.25cm" loext:contextual-spacing="false" fo:line-height="100%" fo:text-align="justify" style:justify-single-word="false" fo:text-indent="0.508cm" style:auto-text-indent="false"/>
      <style:text-properties officeooo:rsid="00a49fd9" officeooo:paragraph-rsid="00a49fd9"/>
    </style:style>
    <style:style style:name="P15" style:family="paragraph" style:parent-style-name="Text_20_body">
      <style:paragraph-properties fo:text-align="center" style:justify-single-word="false"/>
      <style:text-properties officeooo:rsid="004d0013" officeooo:paragraph-rsid="004d0013"/>
    </style:style>
    <style:style style:name="P16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.499cm" style:auto-text-indent="false"/>
      <style:text-properties officeooo:rsid="002739d7" officeooo:paragraph-rsid="00b2d076"/>
    </style:style>
    <style:style style:name="P17" style:family="paragraph" style:parent-style-name="Text_20_body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0b0a123" officeooo:paragraph-rsid="00b0a123"/>
    </style:style>
    <style:style style:name="P18" style:family="paragraph" style:parent-style-name="Text_20_body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0b3658d" officeooo:paragraph-rsid="00b3658d"/>
    </style:style>
    <style:style style:name="P19" style:family="paragraph" style:parent-style-name="Heading_20_2">
      <style:text-properties officeooo:rsid="00ab3be7" officeooo:paragraph-rsid="00ab3be7"/>
    </style:style>
    <style:style style:name="P20" style:family="paragraph" style:parent-style-name="Heading_20_2">
      <style:paragraph-properties fo:text-align="justify" style:justify-single-word="false"/>
      <style:text-properties officeooo:rsid="00b03fd3" officeooo:paragraph-rsid="00b03fd3"/>
    </style:style>
    <style:style style:name="P21" style:family="paragraph" style:parent-style-name="Heading_20_2">
      <style:paragraph-properties fo:text-align="justify" style:justify-single-word="false"/>
    </style:style>
    <style:style style:name="P22" style:family="paragraph" style:parent-style-name="Heading_20_2">
      <style:paragraph-properties fo:text-align="justify" style:justify-single-word="false"/>
      <style:text-properties officeooo:rsid="00435e14" officeooo:paragraph-rsid="00435e14"/>
    </style:style>
    <style:style style:name="P23" style:family="paragraph" style:parent-style-name="Heading_20_2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0ab3be7" officeooo:paragraph-rsid="00affb46"/>
    </style:style>
    <style:style style:name="P24" style:family="paragraph" style:parent-style-name="Heading_20_2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08e42c3" officeooo:paragraph-rsid="008e42c3"/>
    </style:style>
    <style:style style:name="P25" style:family="paragraph" style:parent-style-name="Heading_20_2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07f7a2d" officeooo:paragraph-rsid="007f7a2d"/>
    </style:style>
    <style:style style:name="P26" style:family="paragraph" style:parent-style-name="Heading_20_1">
      <style:text-properties officeooo:paragraph-rsid="00a184cc"/>
    </style:style>
    <style:style style:name="T1" style:family="text">
      <style:text-properties officeooo:rsid="004fdb1b"/>
    </style:style>
    <style:style style:name="T2" style:family="text">
      <style:text-properties officeooo:rsid="0057c8ae"/>
    </style:style>
    <style:style style:name="T3" style:family="text">
      <style:text-properties officeooo:rsid="0062070f"/>
    </style:style>
    <style:style style:name="T4" style:family="text">
      <style:text-properties officeooo:rsid="0063e994"/>
    </style:style>
    <style:style style:name="T5" style:family="text">
      <style:text-properties officeooo:rsid="0068100b"/>
    </style:style>
    <style:style style:name="T6" style:family="text">
      <style:text-properties officeooo:rsid="008146d0"/>
    </style:style>
    <style:style style:name="T7" style:family="text">
      <style:text-properties officeooo:rsid="00a34b69"/>
    </style:style>
    <style:style style:name="T8" style:family="text">
      <style:text-properties officeooo:rsid="00a7435b"/>
    </style:style>
    <style:style style:name="T9" style:family="text">
      <style:text-properties officeooo:rsid="00acf6e5"/>
    </style:style>
    <style:style style:name="T10" style:family="text">
      <style:text-properties officeooo:rsid="00b3658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  <text:sequence-decl text:display-outline-level="0" text:name="Gráfico"/>
        <text:sequence-decl text:display-outline-level="0" text:name="Tabela"/>
      </text:sequence-decls>
      <text:p text:style-name="Title">Trabalho Prático <text:span text:style-name="T7">1 </text:span>de AEDS<text:span text:style-name="T2">3</text:span></text:p>
      <text:p text:style-name="P13">Biblioteca do Filipe</text:p>
      <text:p text:style-name="P2">Douglas Rodrigues de Almeida</text:p>
      <text:p text:style-name="P2"><text:a xlink:type="simple" xlink:href="mailto:douglasralmeida@live.com" text:style-name="Internet_20_link" text:visited-style-name="Visited_20_Internet_20_Link">douglasralmeida@live.com</text:a></text:p>
      <text:h text:style-name="Heading_20_1" text:outline-level="1">1. Introdução</text:h>
      <text:p text:style-name="P16"><text:span text:style-name="T9">A necessidade de grande capacidade de memória aliada ao seu alto custo faz com que os computadores apresentem vários níveis de memória. A memória secundária, mais barata, possui grande capacidade de armazenamento, entretanto o custo para acessá-la é algumas ordens de grandeza menor que o custo de processamento da memória principal. Essa restrição leva a necessidade de algoritmos que façam ordenação e pesquisa de grandes quantidades de registros armazenados na memória secundária, maior que a capacidade da memória principal do computador, com a menor quantidade possível de acessos a essa memória.</text:span></text:p>
      <text:p text:style-name="P16">O objetivo deste trabalho é implementar um <text:span text:style-name="T8">simulador de gerenciamento de biblioteca usando um computador com memória principal limitada. Para superar essa limitação, o aplicativo utiliza técnicas de ordenação e pesquisa que minimizam a quantidade de vezes que a memória secundária é acessada.</text:span></text:p>
      <text:h text:style-name="Heading_20_1" text:outline-level="1">2. Implementação</text:h>
      <text:h text:style-name="P23" text:outline-level="2">Quicksort Externo</text:h>
      <text:p text:style-name="P17">A ordenação de registros armazenados a memória secundária é feita pelo algoritmo de quicksort externo. <text:span text:style-name="T10">Baseado no quicksort, o algoritmo utiliza um buffer na memória com capacidade de, pelo menos 3 registros, que faz o papel do pivô.</text:span></text:p>
      <text:p text:style-name="P18">Inicialmente, são lidos para uma memória com capacidade de m registros os primeiros e últimos m/2 registros da memória secundária para o buffer onde são ordenados com algum algoritmo de ordenação interna. </text:p>
      <text:h text:style-name="P19" text:outline-level="2">Árvore B</text:h>
      <text:p text:style-name="P11">Árvores B</text:p>
      <text:h text:style-name="P20" text:outline-level="2">Sistema</text:h>
      <text:p text:style-name="P10">ss.</text:p>
      <text:h text:style-name="P21" text:outline-level="2">Programa Principal</text:h>
      <text:p text:style-name="P9">ss.</text:p>
      <text:h text:style-name="P22" text:outline-level="2">Organização do código</text:h>
      <text:p text:style-name="P6">O código está dividido em <text:span text:style-name="T3">4</text:span> arquivos principais. </text:p>
      <text:p text:style-name="P7"><text:soft-page-break/>Para executar o programa, digite o <text:span text:style-name="T5">seguinte</text:span> comando:</text:p>
      <text:p text:style-name="P15">./<text:span text:style-name="T4">tp1</text:span></text:p>
      <text:h text:style-name="Heading_20_1" text:outline-level="1">3. Análise de Complexidade</text:h>
      <text:p text:style-name="P8">a</text:p>
      <text:h text:style-name="P24" text:outline-level="2">Programa principal</text:h>
      <text:p text:style-name="P14">aa</text:p>
      <text:h text:style-name="P25" text:outline-level="2"><text:span text:style-name="T6">Análise do t</text:span>empo de execução</text:h>
      <text:p text:style-name="P12">a</text:p>
      <text:h text:style-name="P26" text:outline-level="1"><text:span text:style-name="T1">4</text:span>. Conclusão</text:h>
      <text:p text:style-name="P8">a.</text:p>
      <text:h text:style-name="Heading_20_2" text:outline-level="2">Referências</text:h>
      <text:p text:style-name="P4">R. Sedgewick and K. Wayne, <text:s/>Algorithms, 4th Edition, <text:s/>Addison-Wesley, 2011.</text:p>
      <text:p text:style-name="P3"/>
      <text:p text:style-name="P3">Ziviani, N., Projeto de Algoritmos com Implementações em Pascal e C, 2ª Edição, Editora Cengage Learning, 2009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egrito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>
        <style:tab-stops/>
      </style:paragraph-properties>
      <style:text-properties style:font-name="Liberation Serif1" fo:font-family="'Liberation Serif'" style:font-style-name="Negrito" style:font-family-generic="roman" style:font-pitch="variable" fo:font-size="20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style:font-name="Liberation Serif2" fo:font-family="'Liberation Serif'" style:font-style-name="Regular" style:font-family-generic="roman" style:font-pitch="variable" fo:font-size="15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style:font-name="Liberation Serif1" fo:font-family="'Liberation Serif'" style:font-style-name="Negrito" style:font-family-generic="roman" style:font-pitch="variable" fo:font-size="12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style:font-name="Liberation Serif1" fo:font-family="'Liberation Serif'" style:font-style-name="Negrito" style:font-family-generic="roman" style:font-pitch="variable" fo:font-size="105%" fo:font-weight="bold" style:font-size-asian="115%" style:font-weight-asian="bold" style:font-size-complex="115%" style:font-weight-complex="bold"/>
    </style:style>
    <style:style style:name="Codigo_20_Fonte" style:display-name="Codigo Fonte" style:family="paragraph" style:parent-style-name="Standard">
      <style:text-properties style:font-name="Liberation Mono" fo:font-family="'Liberation Mono'" style:font-style-name="Regular" style:font-family-generic="modern" style:font-pitch="fixed" fo:font-size="10.5pt" officeooo:rsid="00294700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Figura" style:family="paragraph" style:parent-style-name="Caption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Gráfico" style:family="paragraph" style:parent-style-name="Caption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ela" style:family="paragraph" style:parent-style-name="Caption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435e14" officeooo:paragraph-rsid="00435e1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20:37:53.924000000</meta:creation-date>
    <dc:date>2016-10-06T09:21:07.136766987</dc:date>
    <meta:editing-duration>PT8H12M22S</meta:editing-duration>
    <meta:editing-cycles>145</meta:editing-cycles>
    <meta:generator>LibreOffice/4.3.7.2$Linux_X86_64 LibreOffice_project/430$Build-2</meta:generator>
    <meta:document-statistic meta:table-count="0" meta:image-count="0" meta:object-count="0" meta:page-count="2" meta:paragraph-count="32" meta:word-count="297" meta:character-count="1938" meta:non-whitespace-character-count="1669"/>
  </office:meta>
</office:document-meta>
</file>